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1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00.00%" fo:text-align="left" fo:margin-top="18.00pt" fo:margin-bottom="6.00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00.00%" fo:text-align="left" fo:margin-top="20.00pt" fo:margin-bottom="6.00pt"/>
    </style:style>
    <style:style style:name="P20" style:family="paragraph">
      <style:paragraph-properties fo:line-height="100.00%" fo:text-align="left" fo:margin-top="18.00pt" fo:margin-bottom="6.00pt"/>
    </style:style>
    <style:style style:name="P21" style:family="paragraph">
      <style:paragraph-properties fo:line-height="115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top="18.00pt" fo:margin-bottom="6.00pt"/>
    </style:style>
    <style:style style:name="P25" style:family="paragraph">
      <style:paragraph-properties fo:line-height="115.00%" fo:text-align="lef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15.00%" fo:text-align="lef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/>
    </style:style>
    <style:style style:name="P30" style:family="paragraph">
      <style:paragraph-properties fo:line-height="115.00%" fo:text-align="lef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18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top="18.00pt" fo:margin-bottom="6.00pt"/>
    </style:style>
    <text:list-style style:name="L3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top="20.00pt" fo:margin-bottom="6.00pt"/>
    </style:style>
    <style:style style:name="P41" style:family="paragraph">
      <style:paragraph-properties fo:line-height="100.00%" fo:text-align="left" fo:margin-top="18.00pt" fo:margin-bottom="6.00pt"/>
    </style:style>
    <style:style style:name="P42" style:family="paragraph">
      <style:paragraph-properties fo:line-height="115.00%" fo:text-align="left"/>
    </style:style>
    <style:style style:name="P43" style:family="paragraph">
      <style:paragraph-properties fo:line-height="100.00%" fo:text-align="left" fo:margin-top="20.00pt" fo:margin-bottom="6.00pt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81178.05pt" style:type="right"/>
          <style:tab-stop style:position="1623.60pt"/>
          <style:tab-stop style:position="105.95pt" style:type="right"/>
          <style:tab-stop style:position="49342.75pt"/>
        </style:tab-stops>
      </style:paragraph-properties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81178.05pt" style:type="right"/>
          <style:tab-stop style:position="1623.60pt"/>
          <style:tab-stop style:position="105.95pt" style:type="right"/>
          <style:tab-stop style:position="49342.75pt"/>
        </style:tab-stops>
      </style:paragraph-properties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10.80pt"/>
          <style:tab-stop style:position="105.95pt" style:type="right"/>
          <style:tab-stop style:position="49342.75pt"/>
        </style:tab-stops>
      </style:paragraph-properties>
    </style:style>
    <style:style style:name="P49" style:family="paragraph">
      <style:paragraph-properties fo:line-height="115.00%" fo:text-align="right"/>
    </style:style>
    <style:style style:name="P50" style:family="paragraph">
      <style:paragraph-properties fo:line-height="115.00%" fo:text-align="left"/>
    </style:style>
    <style:style style:name="P51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10.80pt"/>
          <style:tab-stop style:position="105.95pt" style:type="right"/>
          <style:tab-stop style:position="49342.75pt"/>
        </style:tab-stops>
      </style:paragraph-properties>
    </style:style>
    <style:style style:name="P52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53" style:family="paragraph">
      <style:paragraph-properties fo:line-height="115.00%" fo:text-align="right"/>
    </style:style>
    <style:style style:name="P54" style:family="paragraph">
      <style:paragraph-properties fo:line-height="115.00%" fo:text-align="left"/>
    </style:style>
    <style:style style:name="P55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56" style:family="paragraph">
      <style:paragraph-properties fo:line-height="115.00%" fo:text-align="right"/>
    </style:style>
    <style:style style:name="P57" style:family="paragraph">
      <style:paragraph-properties fo:line-height="115.00%" fo:text-align="left"/>
    </style:style>
    <style:style style:name="P58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59" style:family="paragraph">
      <style:paragraph-properties fo:line-height="115.00%" fo:text-align="right"/>
    </style:style>
    <style:style style:name="P60" style:family="paragraph">
      <style:paragraph-properties fo:line-height="115.00%" fo:text-align="left"/>
    </style:style>
    <style:style style:name="P61" style:family="paragraph">
      <style:paragraph-properties fo:line-height="100.00%" fo:text-align="left" fo:margin-left="2.00pt" fo:text-indent="-2.00pt">
        <style:tab-stops>
          <style:tab-stop style:position="13.00pt" style:type="right"/>
          <style:tab-stop style:position="49342.75pt"/>
          <style:tab-stop style:position="448179.65pt" style:type="right"/>
          <style:tab-stop style:position="-2.00pt"/>
          <style:tab-stop style:position="105.95pt" style:type="right"/>
          <style:tab-stop style:position="49342.75pt"/>
        </style:tab-stops>
      </style:paragraph-properties>
    </style:style>
    <style:style style:name="P62" style:family="paragraph">
      <style:paragraph-properties fo:line-height="115.00%" fo:text-align="left"/>
    </style:style>
    <style:style style:name="P63" style:family="paragraph">
      <style:paragraph-properties fo:line-height="100.00%" fo:text-align="left" fo:margin-top="20.00pt" fo:margin-bottom="6.00pt"/>
    </style:style>
    <text:list-style style:name="L6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4" style:family="paragraph">
      <style:paragraph-properties fo:line-height="115.00%" fo:text-align="left"/>
    </style:style>
    <style:style style:name="P65" style:family="paragraph">
      <style:paragraph-properties fo:line-height="100.00%" fo:text-align="left" fo:margin-top="18.00pt" fo:margin-bottom="6.00pt"/>
    </style:style>
    <style:style style:name="P66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Row0103" style:family="table-row">
      <style:table-row-properties style:min-row-height="0.541667in"/>
    </style:style>
    <style:style style:name="TableCell0103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3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3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3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3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3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Row0104" style:family="table-row">
      <style:table-row-properties style:min-row-height="0.541667in"/>
    </style:style>
    <style:style style:name="TableCell0104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4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4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4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4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  <style:style style:name="TableCell0104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bottom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OM_DU_CLIENT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</text:span><text:span text:style-name="T22"><text:s/>HYPERLINK "#_s89pup9bbtic"</text:span><text:span text:style-name="T23">s</text:span><text:span text:style-name="T24"><text:s/>HYPERLINK "#_s89pup9bbtic"</text:span><text:span text:style-name="T25"><text:s/>additionnelles à la demande du client</text:span></text:a><text:span text:style-name="T26"><text:tab/>2</text:span></text:p>
      <text:p text:style-name="P10"><text:a xlink:href="#_gt5hgt2h0fn6"><text:span text:style-name="T28">1 - …</text:span></text:a><text:span text:style-name="T29"><text:tab/>2</text:span></text:p>
      <text:p text:style-name="P11"><text:a xlink:href="#_w04kirgfeg7j"><text:span text:style-name="T31">Annexe</text:span></text:a><text:span text:style-name="T32"><text:tab/>3</text:span></text:p>
      <text:p text:style-name="P12"><text:a xlink:href="#_3m019n8dyixe"><text:span text:style-name="T34">Rapport complet de l’audit Lighthouse</text:span></text:a><text:span text:style-name="T35"><text:tab/>3</text:span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4"><text:span text:style-name="T37">I - Score Lighthouse</text:span></text:p>
      <text:p text:style-name="P15"><text:span text:style-name="T38">Score Lighthouse avant optimisation</text:span></text:p>
      <text:p text:style-name="P16"><text:span text:style-name="T39">[</text:span><text:span text:style-name="T40">Insérer ici une capture des scores Lighthouse avant optimisation</text:span><text:span text:style-name="T41">]</text:span></text:p>
      <text:p text:style-name="P17"><text:span text:style-name="T42">Score Lighthouse après optimisation</text:span></text:p>
      <text:p text:style-name="P18"><text:span text:style-name="T43">[</text:span><text:span text:style-name="T44">Insérer ici une capture des scores Lighthouse après optimisation</text:span><text:span text:style-name="T45">]</text:span></text:p>
      <text:p text:style-name="P19"><text:span text:style-name="T46">II - Détails des optimisations et interventions effectuées</text:span></text:p>
      <text:p text:style-name="P20"><text:span text:style-name="T47">1 - Les images</text:span></text:p>
      <text:p text:style-name="P21"><text:span text:style-name="T48">Le projet comporte originellement<text:s/></text:span><text:span text:style-name="T49">15</text:span><text:span text:style-name="T50"><text:s/>images pour un poids total de<text:s/></text:span><text:span text:style-name="T51">3.5 </text:span><text:span text:style-name="T52">MB. Nous avons effectué les modifications suivantes aux images :</text:span></text:p>
      <text:list text:style-name="L22">
        <text:list-item>
          <text:p text:style-name="P22"><text:span text:style-name="T52">Compression des images avec Squoosh (qualité : 85%)</text:span></text:p>
        </text:list-item>
        <text:list-item>
          <text:p text:style-name="P22"><text:span text:style-name="T52">Conversion en .webp pour la galerie et les sliders</text:span></text:p>
        </text:list-item>
        <text:list-item>
          <text:p text:style-name="P22"><text:span text:style-name="T52">Ajout de loading="lazy" pour les images de la galerie</text:span></text:p>
        </text:list-item>
      </text:list>
      <text:p text:style-name="P23"><text:span text:style-name="T52">Après les modifications, le poids total des images est de<text:s/></text:span><text:span text:style-name="T53">1.2 </text:span><text:span text:style-name="T54">MB, soit un gain de<text:s/></text:span><text:span text:style-name="T55">65 </text:span><text:span text:style-name="T56">%.</text:span></text:p>
      <text:p text:style-name="P24"><text:span text:style-name="T57">2 - Code CSS &amp; JS</text:span></text:p>
      <text:p text:style-name="P25"><text:span text:style-name="T58">Remplacement de :</text:span></text:p>
      <text:list text:style-name="L26">
        <text:list-item>
          <text:p text:style-name="P26"><text:span text:style-name="T58">bootstrap.css<text:s/></text:span><text:span text:style-name="T59">→</text:span><text:span text:style-name="T60"><text:s/>bootstrap.min.css</text:span><text:span text:style-name="T61"/></text:p>
        </text:list-item>
        <text:list-item>
          <text:p text:style-name="P26"><text:span text:style-name="T62">bootstrap</text:span><text:span text:style-name="T63">.</text:span><text:span text:style-name="T64">bundle</text:span><text:span text:style-name="T65">.</text:span><text:span text:style-name="T66">js</text:span><text:span text:style-name="T67"><text:s/></text:span><text:span text:style-name="T68">→</text:span><text:span text:style-name="T69"><text:s/></text:span><text:span text:style-name="T70">bootstrap</text:span><text:span text:style-name="T71">.</text:span><text:span text:style-name="T72">bundle</text:span><text:span text:style-name="T73">.</text:span><text:span text:style-name="T74">min</text:span><text:span text:style-name="T75">.</text:span><text:span text:style-name="T76">js</text:span><text:span text:style-name="T77"/></text:p>
        </text:list-item>
      </text:list>
      <text:p text:style-name="P27"><text:span text:style-name="T77"/></text:p>
      <text:p text:style-name="P27"><text:span text:style-name="T78">Suppression</text:span><text:span text:style-name="T79"><text:s/></text:span><text:span text:style-name="T80">des</text:span><text:span text:style-name="T81"><text:s/></text:span><text:span text:style-name="T82">fichiers</text:span><text:span text:style-name="T83"><text:s/></text:span><text:span text:style-name="T84">inutiles</text:span><text:span text:style-name="T85"><text:s/></text:span><text:span text:style-name="T86">pour</text:span><text:span text:style-name="T87"><text:s/></text:span><text:span text:style-name="T88">réduire</text:span><text:span text:style-name="T89"><text:s/></text:span><text:span text:style-name="T90">les</text:span><text:span text:style-name="T91"><text:s/></text:span><text:span text:style-name="T92">requêtes</text:span><text:span text:style-name="T93"><text:s/></text:span><text:span text:style-name="T94">HTTP</text:span></text:p>
      <text:p text:style-name="P27"><text:span text:style-name="T94"/></text:p>
      <text:p text:style-name="P27"><text:span text:style-name="T94"/></text:p>
      <text:p text:style-name="P27"><text:span text:style-name="T95">3 - SEO &amp; HTML sémantique</text:span></text:p>
      <text:p text:style-name="P28"><text:span text:style-name="T96">Ajout des balises  :</text:span></text:p>
      <text:list text:style-name="L29">
        <text:list-item>
          <text:p text:style-name="P29"><text:span text:style-name="T96">&lt;meta name="robots" content="index, follow"&gt;</text:span></text:p>
        </text:list-item>
        <text:list-item>
          <text:p text:style-name="P29"><text:span text:style-name="T96">&lt;meta name="author" content="Nina Carducci"&gt;</text:span></text:p>
        </text:list-item>
        <text:list-item>
          <text:p text:style-name="P29"><text:span text:style-name="T96">&lt;meta property="og:title" content="Nina Carducci<text:s/></text:span><text:span text:style-name="T97">– Photographe<text:s/></text:span><text:span text:style-name="T98">à Bordeaux"&gt;</text:span></text:p>
        </text:list-item>
        <text:list-item>
          <text:p text:style-name="P29"><text:span text:style-name="T98">&lt;meta property="og:description" content="Portraits, mariages, concerts et entreprises…"&gt;</text:span></text:p>
        </text:list-item>
        <text:list-item>
          <text:p text:style-name="P29"><text:span text:style-name="T98">&lt;meta property="og:image" content="./assets/images/nina.webp"&gt;</text:span></text:p>
        </text:list-item>
      </text:list>
      <text:p text:style-name="P30"><text:span text:style-name="T98"/></text:p>
      <text:p text:style-name="P30"><text:span text:style-name="T98">Correction des titres :</text:span></text:p>
      <text:list text:style-name="L31">
        <text:list-item>
          <text:p text:style-name="P31"><text:span text:style-name="T98">h1 unique avec le nom</text:span></text:p>
        </text:list-item>
        <text:list-item>
          <text:p text:style-name="P31"><text:span text:style-name="T98">Citations passées en &lt;blockquote&gt; au lieu de h1</text:span></text:p>
        </text:list-item>
      </text:list>
      <text:p text:style-name="P32"><text:span text:style-name="T98"/></text:p>
      <text:p text:style-name="P32"><text:span text:style-name="T98">Ajout des balises aria pour les boutons de navigation du carrousel et la galerie</text:span></text:p>
      <text:p text:style-name="P32"><text:span text:style-name="T98"/></text:p>
      <text:p text:style-name="P32"><text:span text:style-name="T98"/></text:p>
      <text:p text:style-name="P32"><text:span text:style-name="T99">4 - Référencement local (schema.org)</text:span></text:p>
      <text:p text:style-name="P32"><text:span text:style-name="T100"/></text:p>
      <text:p text:style-name="P32"><text:span text:style-name="T100">Ajout d’un script JSON-LD :</text:span></text:p>
      <text:p text:style-name="P32"><text:span text:style-name="T100"/></text:p>
      <text:p text:style-name="P32"><text:span text:style-name="T100">{</text:span></text:p>
      <text:p text:style-name="P32"><text:span text:style-name="T100"><text:s text:c="2"/>"@context": "</text:span><text:a xlink:href="https://schema.org"><text:span text:style-name="T101">https://schema.org</text:span></text:a><text:span text:style-name="T102">",</text:span></text:p>
      <text:p text:style-name="P32"><text:span text:style-name="T102"><text:s text:c="2"/>"@type": "LocalBusiness",</text:span></text:p>
      <text:p text:style-name="P32"><text:span text:style-name="T102"><text:s text:c="2"/>"name": "Nina Carducci Photographe",</text:span></text:p>
      <text:p text:style-name="P32"><text:span text:style-name="T102"><text:s text:c="2"/>"address": {</text:span></text:p>
      <text:p text:style-name="P32"><text:span text:style-name="T102"><text:s text:c="4"/>"@type": "PostalAddress",</text:span></text:p>
      <text:p text:style-name="P32"><text:span text:style-name="T102"><text:s text:c="4"/>"streetAddress": "68 avenue Alsace-Lorraine",</text:span></text:p>
      <text:p text:style-name="P32"><text:span text:style-name="T102"><text:s text:c="4"/>"addressLocality": "Bordeaux",</text:span></text:p>
      <text:p text:style-name="P32"><text:span text:style-name="T102"><text:s text:c="4"/>"postalCode": "33200",</text:span></text:p>
      <text:p text:style-name="P32"><text:span text:style-name="T102"><text:s text:c="4"/>"addressCountry": "FR"</text:span></text:p>
      <text:p text:style-name="P32"><text:span text:style-name="T102"><text:s text:c="2"/>},</text:span></text:p>
      <text:p text:style-name="P32"><text:span text:style-name="T102"><text:s text:c="2"/>"telephone": "05 56 67 78 89",</text:span></text:p>
      <text:p text:style-name="P32"><text:span text:style-name="T102"><text:s text:c="2"/>"openingHours": "Mo-Fr 10:00-19:00"</text:span></text:p>
      <text:p text:style-name="P32"><text:span text:style-name="T102">}</text:span></text:p>
      <text:p text:style-name="P33"><text:span text:style-name="T103">III - Accessibilité du site</text:span></text:p>
      <text:p text:style-name="P34"><text:span text:style-name="T104">Accessibilité avant optimisation </text:span></text:p>
      <text:p text:style-name="P35"><text:span text:style-name="T105">[Insérer une capture de la page du site avec l’extension Wave avant optimisation]</text:span></text:p>
      <text:p text:style-name="P35"><text:span text:style-name="T106"/></text:p>
      <text:p text:style-name="P36"><text:span text:style-name="T107">Accessibilité après optimisation</text:span></text:p>
      <text:p text:style-name="P37"><text:span text:style-name="T108">[Insérer une capture de la page du site avec l’extension Wave après optimisation]</text:span></text:p>
      <text:p text:style-name="P37"><text:span text:style-name="T109"/></text:p>
      <text:p text:style-name="P38"><text:span text:style-name="T110">Modifications effectuées</text:span></text:p>
      <text:list text:style-name="L39">
        <text:list-item>
          <text:p text:style-name="P39"><text:span text:style-name="T111">Ajout d’attributs aria-label aux boutons de navigation</text:span></text:p>
        </text:list-item>
        <text:list-item>
          <text:p text:style-name="P39"><text:span text:style-name="T111">Contraste amélioré pour les flèches du carrousel (SVG custom coloré + drop-shadow)</text:span><text:span text:style-name="T112"/></text:p>
        </text:list-item>
        <text:list-item>
          <text:p text:style-name="P39"><text:span text:style-name="T113">alt ajouté à toutes les images</text:span><text:span text:style-name="T114"/></text:p>
        </text:list-item>
        <text:list-item>
          <text:p text:style-name="P39"><text:span text:style-name="T115">Correction de la hiérarchie sémantique (h1, h2…)</text:span><text:span text:style-name="T116"/></text:p>
        </text:list-item>
      </text:list>
      <text:p text:style-name="P40"><text:span text:style-name="T117">IV - Détails de réalisations additionnelles à la demande du client</text:span></text:p>
      <text:p text:style-name="P41"><text:span text:style-name="T118">1 - Débogage de la galerie</text:span></text:p>
      <text:p text:style-name="P41"><text:span text:style-name="T119">|<text:s/></text:span><text:span text:style-name="T120">🔧</text:span><text:span text:style-name="T121"><text:s/>Action<text:s text:c="31"/>| Résultat initial<text:s text:c="4"/>| Résultat attendu<text:s text:c="21"/>| Statut<text:s text:c="3"/>|</text:span></text:p>
      <text:p text:style-name="P41"><text:span text:style-name="T121">| --------------------------------------- | ------------------- | ------------------------------------ | -------- |</text:span></text:p>
      <text:p text:style-name="P41"><text:span text:style-name="T121">| Navigation modale galerie (`prev/next`) | Ne fonctionnait pas | Passage fluide d’une image à l’autre |<text:s/></text:span><text:span text:style-name="T122">✅</text:span><text:span text:style-name="T123"><text:s/>Résolu |</text:span></text:p>
      <text:p text:style-name="P41"><text:span text:style-name="T123">| Filtre de catégorie actif (fond doré)<text:s text:c="3"/>| Non visible au clic | Visuellement mis en surbrillance<text:s text:c="5"/>|<text:s/></text:span><text:span text:style-name="T124">✅</text:span><text:span text:style-name="T125"><text:s/>Résolu |</text:span></text:p>
      <text:p text:style-name="P42"><text:span text:style-name="T126"/></text:p>
      <text:p text:style-name="P43"><text:span text:style-name="T127">V - Cahier de recette</text:span></text:p>
      <text:p text:style-name="P44"><text:span text:style-name="T128">Détail des fonctionnalités débuggées et de leur statut :</text:span></text:p>
      <text:p text:style-name="P44"><text:span text:style-name="T129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6"><text:span text:style-name="T130">ID</text:span><text:span text:style-name="T131"/></text:p>
          </table:table-cell>
          <table:table-cell table:style-name="TableCell010001">
            <text:p text:style-name="P46"><text:span text:style-name="T132">Action</text:span><text:span text:style-name="T133"/></text:p>
          </table:table-cell>
          <table:table-cell table:style-name="TableCell010002">
            <text:p text:style-name="P46"><text:span text:style-name="T134">Résultat initial</text:span><text:span text:style-name="T135"/></text:p>
          </table:table-cell>
          <table:table-cell table:style-name="TableCell010003">
            <text:p text:style-name="P46"><text:span text:style-name="T136">Résultat attendu</text:span><text:span text:style-name="T137"/></text:p>
          </table:table-cell>
          <table:table-cell table:style-name="TableCell010004">
            <text:p text:style-name="P46"><text:span text:style-name="T138">Statut</text:span><text:span text:style-name="T139"/></text:p>
          </table:table-cell>
          <table:table-cell table:style-name="TableCell010005">
            <text:p text:style-name="P46"><text:span text:style-name="T140">Remarques et commentaires</text:span><text:span text:style-name="T141"/></text:p>
          </table:table-cell>
        </table:table-row>
        <table:table-row table:style-name="TableRow0101">
          <table:table-cell table:style-name="TableCell010100">
            <text:p text:style-name="P49"><text:span text:style-name="T142">1</text:span><text:span text:style-name="T143"/></text:p>
          </table:table-cell>
          <table:table-cell table:style-name="TableCell010101">
            <text:p text:style-name="P50"><text:span text:style-name="T143">Galerie slider (modale)</text:span></text:p>
          </table:table-cell>
          <table:table-cell table:style-name="TableCell010102">
            <text:p text:style-name="P50"><text:span text:style-name="T143">Inactif</text:span></text:p>
          </table:table-cell>
          <table:table-cell table:style-name="TableCell010103">
            <text:p text:style-name="P50"><text:span text:style-name="T143">Navigation fonctionnelle</text:span></text:p>
          </table:table-cell>
          <table:table-cell table:style-name="TableCell010104">
            <text:p text:style-name="P50"><text:span text:style-name="T144">Résolu</text:span><text:span text:style-name="T145"/></text:p>
          </table:table-cell>
          <table:table-cell table:style-name="TableCell010105">
            <text:p text:style-name="P50"><text:span text:style-name="T145">Correction JS + débogage</text:span></text:p>
          </table:table-cell>
        </table:table-row>
        <table:table-row table:style-name="TableRow0102">
          <table:table-cell table:style-name="TableCell010200">
            <text:p text:style-name="P53"><text:span text:style-name="T147">2</text:span><text:span text:style-name="T148"/></text:p>
          </table:table-cell>
          <table:table-cell table:style-name="TableCell010201">
            <text:p text:style-name="P54"><text:span text:style-name="T148">Filtre actif (fond doré)</text:span></text:p>
          </table:table-cell>
          <table:table-cell table:style-name="TableCell010202">
            <text:p text:style-name="P54"><text:span text:style-name="T148">Non visible</text:span></text:p>
          </table:table-cell>
          <table:table-cell table:style-name="TableCell010203">
            <text:p text:style-name="P54"><text:span text:style-name="T148">Visuel doré clair</text:span></text:p>
          </table:table-cell>
          <table:table-cell table:style-name="TableCell010204">
            <text:p text:style-name="P54"><text:span text:style-name="T148">Résolu</text:span></text:p>
          </table:table-cell>
          <table:table-cell table:style-name="TableCell010205">
            <text:p text:style-name="P54"><text:span text:style-name="T148">Ajout .active en JS + CSS</text:span></text:p>
          </table:table-cell>
        </table:table-row>
        <table:table-row table:style-name="TableRow0103">
          <table:table-cell table:style-name="TableCell010300">
            <text:p text:style-name="P56"><text:span text:style-name="T150">3</text:span><text:span text:style-name="T151"/></text:p>
          </table:table-cell>
          <table:table-cell table:style-name="TableCell010301">
            <text:p text:style-name="P57"><text:span text:style-name="T151">Performances images</text:span></text:p>
          </table:table-cell>
          <table:table-cell table:style-name="TableCell010302">
            <text:p text:style-name="P57"><text:span text:style-name="T151">Lentes</text:span></text:p>
          </table:table-cell>
          <table:table-cell table:style-name="TableCell010303">
            <text:p text:style-name="P57"><text:span text:style-name="T151">Chargement rapide</text:span></text:p>
          </table:table-cell>
          <table:table-cell table:style-name="TableCell010304">
            <text:p text:style-name="P57"><text:span text:style-name="T151">Résolu</text:span></text:p>
          </table:table-cell>
          <table:table-cell table:style-name="TableCell010305">
            <text:p text:style-name="P57"><text:span text:style-name="T151">Images compressées / lazyload</text:span></text:p>
          </table:table-cell>
        </table:table-row>
        <table:table-row table:style-name="TableRow0104">
          <table:table-cell table:style-name="TableCell010400">
            <text:p text:style-name="P59"><text:span text:style-name="T153">4</text:span><text:span text:style-name="T154"/></text:p>
          </table:table-cell>
          <table:table-cell table:style-name="TableCell010401">
            <text:p text:style-name="P60"><text:span text:style-name="T154">Contrastes icônes carrousel</text:span></text:p>
          </table:table-cell>
          <table:table-cell table:style-name="TableCell010402">
            <text:p text:style-name="P60"><text:span text:style-name="T154">Peu lisibles</text:span></text:p>
          </table:table-cell>
          <table:table-cell table:style-name="TableCell010403">
            <text:p text:style-name="P60"><text:span text:style-name="T154">Lisibilité améliorée</text:span></text:p>
          </table:table-cell>
          <table:table-cell table:style-name="TableCell010404">
            <text:p text:style-name="P60"><text:span text:style-name="T154">Résolu</text:span></text:p>
          </table:table-cell>
          <table:table-cell table:style-name="TableCell010405">
            <text:p text:style-name="P60"><text:span text:style-name="T154">SVG coloré + drop-shadow</text:span></text:p>
          </table:table-cell>
        </table:table-row>
      </table:table>
      <text:p text:style-name="P62"><text:span text:style-name="T154"/></text:p>
      <text:p text:style-name="P63"><text:span text:style-name="T155">Annexe</text:span></text:p>
      <text:list text:style-name="L64">
        <text:list-item>
          <text:p text:style-name="P64"><text:span text:style-name="T156">Rapport complet de l’audit Lighthouse (avant et après)</text:span></text:p>
        </text:list-item>
        <text:list-item>
          <text:p text:style-name="P64"><text:span text:style-name="T156">Rapport d’accessibilité Wave (avant et après)</text:span><text:span text:style-name="T157"/></text:p>
        </text:list-item>
      </text:list>
      <text:p text:style-name="P65"><text:span text:style-name="T158">Rapport complet de l’audit Lighthouse</text:span></text:p>
      <text:p text:style-name="P66"><text:span text:style-name="T159"/></text:p>
      <text:p text:style-name="P66"><text:span text:style-name="T159"/></text:p>
      <text:p text:style-name="P66"><text:span text:style-name="T1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